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50%"/>
      <style:text-properties style:font-name="Open Sans" officeooo:rsid="00065968" officeooo:paragraph-rsid="00065968"/>
    </style:style>
    <style:style style:name="P2" style:family="paragraph" style:parent-style-name="Standard" style:list-style-name="L1">
      <style:paragraph-properties fo:margin-top="0in" fo:margin-bottom="0in" style:contextual-spacing="false" fo:line-height="150%"/>
      <style:text-properties style:font-name="Open Sans" officeooo:rsid="00065968" officeooo:paragraph-rsid="00065968"/>
    </style:style>
    <style:style style:name="P3" style:family="paragraph" style:parent-style-name="Standard" style:list-style-name="L1">
      <style:paragraph-properties fo:margin-top="0in" fo:margin-bottom="0in" style:contextual-spacing="false" fo:line-height="150%"/>
      <style:text-properties style:font-name="Open Sans" officeooo:rsid="0006f3cf" officeooo:paragraph-rsid="0006f3cf"/>
    </style:style>
    <style:style style:name="P4" style:family="paragraph" style:parent-style-name="Standard" style:list-style-name="L1">
      <style:paragraph-properties fo:margin-top="0in" fo:margin-bottom="0in" style:contextual-spacing="false" fo:line-height="150%"/>
      <style:text-properties style:font-name="Open Sans" officeooo:rsid="0008109b" officeooo:paragraph-rsid="0008109b"/>
    </style:style>
    <style:style style:name="P5" style:family="paragraph" style:parent-style-name="Standard" style:list-style-name="L1">
      <style:paragraph-properties fo:margin-top="0in" fo:margin-bottom="0in" style:contextual-spacing="false" fo:line-height="150%"/>
      <style:text-properties style:font-name="Open Sans" officeooo:rsid="00084a22" officeooo:paragraph-rsid="00084a22"/>
    </style:style>
    <style:style style:name="P6" style:family="paragraph" style:parent-style-name="Standard">
      <style:paragraph-properties fo:margin-top="0in" fo:margin-bottom="0in" style:contextual-spacing="false" fo:line-height="150%"/>
      <style:text-properties style:font-name="Open Sans" officeooo:rsid="00084a22" officeooo:paragraph-rsid="00084a22"/>
    </style:style>
    <style:style style:name="T1" style:family="text">
      <style:text-properties officeooo:rsid="0006f3cf"/>
    </style:style>
    <style:style style:name="T2" style:family="text">
      <style:text-properties fo:font-family="'Nimbus Mono PS'" style:font-pitch="fixed"/>
    </style:style>
    <style:style style:name="T3" style:family="text">
      <style:text-properties officeooo:rsid="0008109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Questions:</text:p>
      <text:list text:style-name="L1">
        <text:list-item>
          <text:p text:style-name="P2">The board’s peripherals are all <text:span text:style-name="T1">part of</text:span> the Zyn<text:span text:style-name="T1">q</text:span> PL (programmable logic), <text:span text:style-name="T1">which is controlled by the ARM Dual Cortex-A9 MPCore System (CPU).</text:span></text:p>
        </text:list-item>
        <text:list-item>
          <text:p text:style-name="P3">The two lines of code that load the FPGA bitstream onto the PL are:<text:line-break/><text:span text:style-name="T2">from pynq.overlays.base import BaseOverlay</text:span><text:line-break/><text:span text:style-name="T2">import pynq.lib.rgbled as rgbled</text:span></text:p>
        </text:list-item>
        <text:list-item>
          <text:p text:style-name="P3">The main difference between these two methods is that to check for inputs, you will have to constantly hard-code a check for a button <text:span text:style-name="T3">input every few lines, whereas the asyncio method lets you write out the general logic of the code, with a small section afterwards the code jumps to whenever an interrupt (button input in this case) happens. The asyncio method is much easier to read and program as a result.</text:span></text:p>
        </text:list-item>
        <text:list-item>
          <text:p text:style-name="P4">The main difference between these cells is that the cells starting with “<text:span text:style-name="T2">%%microblaze base.PMODB</text:span>” are written in C, whereas the other cells are written in Python.</text:p>
        </text:list-item>
        <text:list-item>
          <text:p text:style-name="P5">We need to reload the base overlay because the second part of the notebook deals with PmodA instead of PmodB.</text:p>
        </text:list-item>
      </text:list>
      <text:p text:style-name="P6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>
      <style:text-properties style:font-name="Open Sans" fo:font-family="'Open Sans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1T20:26:55.209182432</meta:creation-date>
    <dc:date>2026-01-11T21:30:49.609257465</dc:date>
    <meta:editing-duration>PT5M26S</meta:editing-duration>
    <meta:editing-cycles>1</meta:editing-cycles>
    <meta:document-statistic meta:table-count="0" meta:image-count="0" meta:object-count="0" meta:page-count="1" meta:paragraph-count="6" meta:word-count="171" meta:character-count="987" meta:non-whitespace-character-count="827"/>
    <meta:generator>LibreOffice/25.8.4.2$Linux_X86_64 LibreOffice_project/580$Build-2</meta:generator>
  </office:meta>
</office:document-meta>
</file>